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E000003F95C577D702C5A9564.png" manifest:media-type="image/png"/>
  <manifest:file-entry manifest:full-path="Pictures/100000010000055B0000030E975993FFC8B74D1C.png" manifest:media-type="image/png"/>
  <manifest:file-entry manifest:full-path="Pictures/10000001000003FD000003F73FA20EC7E810830C.png" manifest:media-type="image/png"/>
  <manifest:file-entry manifest:full-path="Pictures/10000001000005EB00000430CC692E95D69E732A.png" manifest:media-type="image/png"/>
  <manifest:file-entry manifest:full-path="Pictures/10000001000005EB00000430CB7F133A7E2CA5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2" text:anchor-type="char" svg:x="0cm" svg:y="-1.129cm" svg:width="17cm" svg:height="12.028cm" draw:z-index="1"><draw:image xlink:href="Pictures/10000001000005EB00000430CB7F133A7E2CA58A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3" text:anchor-type="char" svg:x="0.185cm" svg:y="0.46cm" svg:width="17cm" svg:height="12.028cm" draw:z-index="2"><draw:image xlink:href="Pictures/10000001000005EB00000430CC692E95D69E732A.png" xlink:type="simple" xlink:show="embed" xlink:actuate="onLoad" draw:mime-type="image/png"/></draw:frame></text:p>
      <text:p text:style-name="Standard"><draw:frame draw:style-name="fr2" draw:name="Image1" text:anchor-type="char" svg:x="-0.265cm" svg:y="-0.379cm" svg:width="17cm" svg:height="16.9cm" draw:z-index="0"><draw:image xlink:href="Pictures/10000001000003FD000003F73FA20EC7E810830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cm" svg:y="0.169cm" svg:width="17cm" svg:height="9.696cm" draw:z-index="3"><draw:image xlink:href="Pictures/100000010000055B0000030E975993FFC8B74D1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width="17cm" svg:height="10.818cm" draw:z-index="4"><draw:image xlink:href="Pictures/100000010000063E000003F95C577D702C5A956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31:28.721143950</meta:creation-date>
    <dc:date>2023-11-28T08:32:27.363796541</dc:date>
    <meta:editing-duration>PT7M38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0" meta:word-count="0" meta:character-count="0" meta:non-whitespace-character-count="0"/>
  </office:meta>
</office:document-meta>
</file>